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2.2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lentin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e JDK 8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Installer l'IDE Eclips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réer le projet java avec Eclips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nfigurer <text:s/>l'accès à la base de données ( driver jdbc et classpath )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732in" svg:y="0.01654in" svg:width="9.5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15</meta:generator>
    <dc:title/>
    <dc:description/>
    <dc:subject/>
    <meta:initial-creator>MARTIN Bruno</meta:initial-creator>
    <dc:creator>Thomas GOURLAOUEN</dc:creator>
    <meta:creation-date>2017-12-06T13:08:19Z</meta:creation-date>
    <dc:date>2025-10-20T07:21:24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4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4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